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62460" officeooo:paragraph-rsid="000624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troduction</text:p>
      <text:p text:style-name="Preformatted_20_Text"/>
      <text:p text:style-name="Preformatted_20_Text">Revision management tools (Git, SVN, SCM) are critical in enabling large teams to develop a software stack independently while avoiding conflicts in the code base. Git is the most popular revision management tool in the modern workspace, although alternatives exist. For ease-of-use, we will be using Git on this project. This guide assumes you are using either A) Git Bash Terminal on a Windows machine or B) the terminal on a UNIX-based machine (Mac, Linux). For Linux discussion, I will be assuming you are using a Debian-based distribution. If you are not using one, resources related to your distro should still be plentiful online.</text:p>
      <text:p text:style-name="Preformatted_20_Text"/>
      <text:p text:style-name="Preformatted_20_Text">This guide will cover mainly cover Git on the command line. Desktop GUIs for Git &amp; Github do exist and are supported on Windows, but aside from ease-of-use visualizing the revision tree of the project, there aren't many advantages to using them exclusively. Being able to use Git from your terminal frees you from dependence on the GUI in development environments where you do not have access to a GUI. </text:p>
      <text:p text:style-name="Preformatted_20_Text"/>
      <text:p text:style-name="Preformatted_20_Text">## Getting Started</text:p>
      <text:p text:style-name="Preformatted_20_Text"/>
      <text:p text:style-name="Preformatted_20_Text">If you do not already have Git, you need to install it. </text:p>
      <text:p text:style-name="Preformatted_20_Text"><text:s/>* For Windows devices, install Git from [here](https://git-scm.com/download/win).</text:p>
      <text:p text:style-name="Preformatted_20_Text"><text:s/>* On MacOS 10.9 and higher, you will be prompted to install Git upon the first time you try to execute Git from the terminal. Use ```$ git --version``` to verify or prompt for installation.</text:p>
      <text:p text:style-name="Preformatted_20_Text"><text:s/>* On Linux, use ```sudo apt install git-all install-info``` from your command line.</text:p>
      <text:p text:style-name="Preformatted_20_Text"/>
      <text:p text:style-name="Preformatted_20_Text">You will also need to make an account on [github.com](https://github.com/). To push to Git from the CLI, you will also need a personal access token. In order to create one, go to Settings &gt; Developer Settings &gt; Personal Access Tokens &gt; Tokens Classic on Github, then click "Generate New Token" near to top of the page. Make a quick not describing what this token is for, select the access perms you need to give this token (usually just repo for the case of the project), and then click "Generate Token" at the bottom of the screen. Save this token somewhere permanent, as you will only be able to see it until you close the window. **You will not be able to see this token on Github again**.</text:p>
      <text:p text:style-name="Preformatted_20_Text"/>
      <text:p text:style-name="P1">After this, you should probably blah blah blah.</text:p>
      <text:p text:style-name="Preformatted_20_Text"/>
      <text:p text:style-name="Preformatted_20_Text">-- global confi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12T17:02:49.472314241</dc:date>
    <meta:editing-duration>PT1M16S</meta:editing-duration>
    <meta:editing-cycles>1</meta:editing-cycles>
    <meta:generator>LibreOffice/7.4.7.2$Linux_X86_64 LibreOffice_project/40$Build-2</meta:generator>
    <meta:document-statistic meta:table-count="0" meta:image-count="0" meta:object-count="0" meta:page-count="1" meta:paragraph-count="11" meta:word-count="386" meta:character-count="2241" meta:non-whitespace-character-count="1862"/>
  </office:meta>
</office:document-meta>
</file>